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72229" officeooo:paragraph-rsid="00172229"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172229" officeooo:paragraph-rsid="00172229"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normal" officeooo:rsid="00180d8c" officeooo:paragraph-rsid="00180d8c"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font-name="Times New Roman" fo:font-size="12pt" style:text-underline-style="none" fo:font-weight="normal" officeooo:rsid="01935d19" officeooo:paragraph-rsid="01935d1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196a46a" officeooo:paragraph-rsid="0196a46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none" fo:font-weight="normal" officeooo:rsid="019b7942" officeooo:paragraph-rsid="019b794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19bfd68" officeooo:paragraph-rsid="019bfd6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19fd80f" officeooo:paragraph-rsid="019fd80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19fed3a" officeooo:paragraph-rsid="019fed3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officeooo:rsid="01a13098" officeooo:paragraph-rsid="01a1309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1a3e2ec" officeooo:paragraph-rsid="01a3e2ec" style:font-size-asian="10.5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style:font-name="Times New Roman" fo:font-size="12pt" style:text-underline-style="none" fo:font-weight="normal" officeooo:rsid="01a4a3d1" officeooo:paragraph-rsid="01a4a3d1" style:font-size-asian="10.5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style:font-name="Times New Roman" fo:font-size="12pt" style:text-underline-style="none" fo:font-weight="normal" officeooo:rsid="01a90c5e" officeooo:paragraph-rsid="01a90c5e" style:font-size-asian="10.5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style:font-name="Times New Roman" fo:font-size="12pt" style:text-underline-style="none" fo:font-weight="normal" officeooo:rsid="01ac6d93" officeooo:paragraph-rsid="01ae2e70" style:font-size-asian="10.5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style:font-name="Times New Roman" fo:font-size="12pt" style:text-underline-style="none" fo:font-weight="normal" officeooo:rsid="01bb3322" officeooo:paragraph-rsid="01bb3322" style:font-size-asian="10.5pt" style:font-weight-asian="normal" style:font-size-complex="12pt" style:font-weight-complex="normal"/>
    </style:style>
    <style:style style:name="P16" style:family="paragraph" style:parent-style-name="Standard" style:list-style-name="L2">
      <style:paragraph-properties fo:text-align="start" style:justify-single-word="false" fo:break-before="page"/>
      <style:text-properties style:font-name="Times New Roman" fo:font-size="12pt" style:text-underline-style="none" fo:font-weight="normal" officeooo:rsid="01b22de3" officeooo:paragraph-rsid="01b22de3"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93eb0a"/>
    </style:style>
    <style:style style:name="T3" style:family="text">
      <style:text-properties style:text-underline-style="solid" style:text-underline-width="auto" style:text-underline-color="font-color" officeooo:rsid="01ab16ab"/>
    </style:style>
    <style:style style:name="T4" style:family="text">
      <style:text-properties style:text-underline-style="solid" style:text-underline-width="auto" style:text-underline-color="font-color" officeooo:rsid="01ae2e70"/>
    </style:style>
    <style:style style:name="T5" style:family="text">
      <style:text-properties style:text-underline-style="solid" style:text-underline-width="auto" style:text-underline-color="font-color" officeooo:rsid="01ae7cac"/>
    </style:style>
    <style:style style:name="T6" style:family="text">
      <style:text-properties style:text-underline-style="solid" style:text-underline-width="auto" style:text-underline-color="font-color" officeooo:rsid="01bb4f7c"/>
    </style:style>
    <style:style style:name="T7" style:family="text">
      <style:text-properties style:text-underline-style="solid" style:text-underline-width="auto" style:text-underline-color="font-color" officeooo:rsid="01bdd650"/>
    </style:style>
    <style:style style:name="T8" style:family="text">
      <style:text-properties officeooo:rsid="0191a3a8"/>
    </style:style>
    <style:style style:name="T9" style:family="text">
      <style:text-properties officeooo:rsid="0191dd74"/>
    </style:style>
    <style:style style:name="T10" style:family="text">
      <style:text-properties officeooo:rsid="0198684f"/>
    </style:style>
    <style:style style:name="T11" style:family="text">
      <style:text-properties officeooo:rsid="019d4234"/>
    </style:style>
    <style:style style:name="T12" style:family="text">
      <style:text-properties officeooo:rsid="019fed3a"/>
    </style:style>
    <style:style style:name="T13" style:family="text">
      <style:text-properties officeooo:rsid="01a13098"/>
    </style:style>
    <style:style style:name="T14" style:family="text">
      <style:text-properties officeooo:rsid="01a1e571"/>
    </style:style>
    <style:style style:name="T15" style:family="text">
      <style:text-properties officeooo:rsid="01a6c727"/>
    </style:style>
    <style:style style:name="T16" style:family="text">
      <style:text-properties officeooo:rsid="01aaa40e"/>
    </style:style>
    <style:style style:name="T17" style:family="text">
      <style:text-properties officeooo:rsid="01ab16ab"/>
    </style:style>
    <style:style style:name="T18" style:family="text">
      <style:text-properties officeooo:rsid="01ae2e70"/>
    </style:style>
    <style:style style:name="T19" style:family="text">
      <style:text-properties officeooo:rsid="01ae7cac"/>
    </style:style>
    <style:style style:name="T20" style:family="text">
      <style:text-properties officeooo:rsid="01b3fd58"/>
    </style:style>
    <style:style style:name="T21" style:family="text">
      <style:text-properties officeooo:rsid="01bb4275"/>
    </style:style>
    <style:style style:name="T22" style:family="text">
      <style:text-properties officeooo:rsid="01bb4f7c"/>
    </style:style>
    <style:style style:name="T23" style:family="text">
      <style:text-properties officeooo:rsid="01bdd6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ie I<text:span text:style-name="T8">I</text:span> : Les <text:span text:style-name="T8">grandes théories sociologiques</text:span></text:p>
      <text:p text:style-name="P2"/>
      <text:p text:style-name="P2"/>
      <text:p text:style-name="P2"/>
      <text:p text:style-name="P3">Séance <text:span text:style-name="T9">6 : Les théories de la communication</text:span></text:p>
      <text:p text:style-name="P3"/>
      <text:p text:style-name="P4">Gregory Dervil : <text:span text:style-name="T1">Le pouvoir des médias </text:span><text:span text:style-name="T2">(2009)</text:span></text:p>
      <text:p text:style-name="P4"><text:span text:style-name="T2"/></text:p>
      <text:p text:style-name="P5">Sociologie de la connaissance :<text:line-break/><text:span text:style-name="T10">Le savoir scientifique sur la communication va se constituer au début du XXème siècle, car il y a un besoin, notamment dans le monde de la politique, pour mieux connaître les champs du monde médiatique.</text:span></text:p>
      <text:p text:style-name="P5"/>
      <text:p text:style-name="P6">Années 30 : Généralisation de la radio, fin du monopole de la presse.</text:p>
      <text:p text:style-name="P7">Années 40 : TV aux USA</text:p>
      <text:p text:style-name="P7">Années 50 : TV en Europe</text:p>
      <text:p text:style-name="P7">Années 80 : Tous les foyers possèdent une TV</text:p>
      <text:p text:style-name="P7">Années 90:A<text:span text:style-name="T11">pparition de la société de l’information</text:span></text:p>
      <text:p text:style-name="P8">Avant 2001 : Peu d’émetteur, beaucoup de récepteur, on parle alors de médias de masse, <text:span text:style-name="T12">car reçus par les masses</text:span></text:p>
      <text:p text:style-name="P9">Après 2001 : Révolution <text:span text:style-name="T13">avec les médias de masse individuels, le nombre d’émetteur est le même que le nombre de récepteur</text:span></text:p>
      <text:p text:style-name="P9"/>
      <text:p text:style-name="P10">Durant le XXème <text:span text:style-name="T14">on se pose la question de savoir si les médias sont le quatrième pouvoir.<text:line-break/>La médiatisation de la vie politique et l’apparition de sondages dans les années 20, conduisent à une professionnalisation du monde des médias.</text:span></text:p>
      <text:p text:style-name="P10"/>
      <text:p text:style-name="P11">Les médias vont commencer à être étudiés, et plusieurs théories vont se créer :</text:p>
      <text:p text:style-name="P11"/>
      <text:list xml:id="list2394782788" text:style-name="L2">
        <text:list-item>
          <text:p text:style-name="P12">Les médias auraient un effet massif et direct plutôt en Europe qu’aux USA. Entre les années <text:line-break/>10 – 30, arrive la théorie de l’omnipotence des médias. Serges Tchakhotine, <text:span text:style-name="T1">Le viol des foules par la propagande politique</text:span>, <text:span text:style-name="T15">construction de l’image d’un récepteur sans défenses, un esclave psychique. Les médias sont dotés de pouvoirs illimités, avec une omnipotence importante.<text:line-break/></text:span></text:p>
        </text:list-item>
        <text:list-item>
          <text:p text:style-name="P13">La persuasion clandestine (1958), la persuasion douce. <text:span text:style-name="T16">Cette théorie reprend la dernière mais elle en enlève la violence. <text:line-break/>Pierre Bourdieu, </text:span><text:span text:style-name="T3">Sur la TV</text:span><text:span text:style-name="T17">, la TV machine à manipuler les gens.<text:line-break/>Selon Althusser les appareils répressifs d’États sont l’armée et la police, tandis que les appareils idéologiques d’États sont l’éducation et les médias.<text:line-break/></text:span></text:p>
        </text:list-item>
        <text:list-item>
          <text:p text:style-name="P14">La piqûre hypodermique, possibilité d’injecter n’importe quel message dans le cerveaux du public, le récepteur est passif, pas de résistance, l’émetteur lui est actif.<text:line-break/></text:p>
        </text:list-item>
        <text:list-item>
          <text:p text:style-name="P14"><text:span text:style-name="T18">Théorème de la réception, il faut également s’intéresser à la manière dont les individus reçoivent le message, Daniel Dayan </text:span><text:span text:style-name="T4">La théorie de la réceptio</text:span><text:span text:style-name="T5">n</text:span><text:span text:style-name="T19">.<text:line-break/>Le sens du message est négocié, le message jamais reçu de la même manière selon la classe sociale, l’idéologie, … Dans cette théorie on part de la l’hypothèse que le récepteur est actif.</text:span></text:p>
        </text:list-item>
        <text:list-item>
          <text:p text:style-name="P16">Le paradigme des effets limités<text:line-break/><text:span text:style-name="T20">Né aux USA ce paradigme repose sur deux théories :<text:line-break/><text:line-break/>- La communication à deux étages, on réfute l’omnipotence des médias, pour lui les messages de ne diffusent jamais directement, ils sont filtrés. Le filtre le plus important étant le tissu social, étant non isolé l’individu subi l’influence de plusieurs groupes, et surtout celle des leaders d’opinions (médiateur donnant un sens à un message).<text:line-break/>- Théorie de la fonction &amp; usage des médias, quel usage font les individus des médias ? La perspective fonctionnaliste, les médias remplissent des fonctions dans la société. Ils ne créer pas un besoin mais y réponde. Chaque personne trouve dans les médias une réponse à ses besoins.<text:line-break/>Selon cette théorie les médias ne disposent pas d’un pouvoir énorme mais sont des réponses à une demande fonctionnaliste.<text:line-break/></text:span></text:p>
        </text:list-item>
        <text:list-item>
          <text:p text:style-name="P15">Fonction des médias :<text:line-break/>- <text:span text:style-name="T21">Les médias contribuent à la formation d’une identité collective, via notamment une uniformisation des usages linguistiques (</text:span><text:span text:style-name="T6">L’imaginaire collectif</text:span><text:span text:style-name="T22">). Production d’identité de classe, de la classe ouvrière en Grande Bretagne par exemple.<text:line-break/>- Construction du lien social, </text:span><text:span text:style-name="T7">La folle du Logis</text:span><text:span text:style-name="T23">, TV public et généraliste jouent un rôle fondamental dans la création du lien social car donnant l’occasion de discuter, et procurant un savoir commun.<text:line-break/>- Donne une visibilité et une légitimité aux hommes politiqu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1:14:42.884956920</meta:creation-date>
    <dc:date>2018-11-10T19:15:09.112981831</dc:date>
    <meta:editing-duration>PT6H16M33S</meta:editing-duration>
    <meta:editing-cycles>427</meta:editing-cycles>
    <meta:generator>LibreOffice/6.1.3.2$Linux_X86_64 LibreOffice_project/10$Build-2</meta:generator>
    <meta:document-statistic meta:table-count="0" meta:image-count="0" meta:object-count="0" meta:page-count="2" meta:paragraph-count="19" meta:word-count="608" meta:character-count="3710" meta:non-whitespace-character-count="3119"/>
  </office:meta>
</office:document-meta>
</file>